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Meera" svg:font-family="Meera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Symbol" svg:font-family="Symbol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rsid="000da69c" officeooo:paragraph-rsid="001c5a5c" style:font-size-asian="15.75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rsid="001c5a5c" officeooo:paragraph-rsid="001c5a5c" style:font-size-asian="15.75pt" style:font-size-complex="18pt"/>
    </style:style>
    <style:style style:name="P3" style:family="paragraph" style:parent-style-name="Standard">
      <style:text-properties officeooo:paragraph-rsid="001c5a5c"/>
    </style:style>
    <style:style style:name="P4" style:family="paragraph" style:parent-style-name="Standard">
      <style:text-properties fo:font-size="12pt" style:text-underline-style="none" officeooo:rsid="000da69c" officeooo:paragraph-rsid="001c5a5c" style:font-size-asian="10.5pt" style:font-size-complex="12pt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font-size="12pt" style:text-underline-style="none" officeooo:rsid="000da69c" officeooo:paragraph-rsid="001c5a5c" style:font-size-asian="10.5pt" style:font-size-complex="12pt"/>
    </style:style>
    <style:style style:name="P6" style:family="paragraph" style:parent-style-name="Standard">
      <style:paragraph-properties fo:margin-left="1.27cm" fo:margin-right="0cm" fo:text-align="justify" style:justify-single-word="false" fo:text-indent="1.27cm" style:auto-text-indent="false"/>
      <style:text-properties fo:font-size="12pt" style:text-underline-style="none" officeooo:rsid="000da69c" officeooo:paragraph-rsid="001c5a5c" style:font-size-asian="10.5pt" style:font-size-complex="12pt"/>
    </style:style>
    <style:style style:name="P7" style:family="paragraph" style:parent-style-name="Standard">
      <style:paragraph-properties fo:margin-left="1.27cm" fo:margin-right="0cm" fo:text-indent="1.27cm" style:auto-text-indent="false"/>
      <style:text-properties officeooo:paragraph-rsid="001c5a5c"/>
    </style:style>
    <style:style style:name="P8" style:family="paragraph" style:parent-style-name="Standard">
      <style:paragraph-properties fo:margin-left="0cm" fo:margin-right="0cm" fo:text-indent="1.251cm" style:auto-text-indent="false"/>
      <style:text-properties officeooo:paragraph-rsid="001c5a5c"/>
    </style:style>
    <style:style style:name="P9" style:family="paragraph" style:parent-style-name="Standard">
      <style:paragraph-properties fo:margin-left="0cm" fo:margin-right="0cm" fo:text-indent="1.27cm" style:auto-text-indent="false"/>
      <style:text-properties officeooo:paragraph-rsid="001c5a5c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officeooo:paragraph-rsid="001c5a5c"/>
    </style:style>
    <style:style style:name="P11" style:family="paragraph" style:parent-style-name="Standard">
      <style:paragraph-properties fo:margin-left="1.866cm" fo:margin-right="0cm" fo:text-indent="0.654cm" style:auto-text-indent="false"/>
      <style:text-properties officeooo:paragraph-rsid="001c5a5c"/>
    </style:style>
    <style:style style:name="P12" style:family="paragraph" style:parent-style-name="Standard" style:list-style-name="WW8Num7">
      <style:text-properties officeooo:paragraph-rsid="001c5a5c"/>
    </style:style>
    <style:style style:name="P13" style:family="paragraph" style:parent-style-name="Standard" style:list-style-name="WW8Num7">
      <style:text-properties officeooo:rsid="001c5a5c" officeooo:paragraph-rsid="001c5a5c"/>
    </style:style>
    <style:style style:name="P14" style:family="paragraph" style:parent-style-name="Standard" style:list-style-name="WW8Num3">
      <style:text-properties officeooo:rsid="000f97db" officeooo:paragraph-rsid="001c5a5c"/>
    </style:style>
    <style:style style:name="P15" style:family="paragraph" style:parent-style-name="Standard" style:list-style-name="WW8Num3">
      <style:text-properties officeooo:rsid="000ef8a2" officeooo:paragraph-rsid="001c5a5c"/>
    </style:style>
    <style:style style:name="P16" style:family="paragraph" style:parent-style-name="Standard" style:list-style-name="WW8Num7">
      <style:text-properties officeooo:rsid="0013e544" officeooo:paragraph-rsid="001c8b9d"/>
    </style:style>
    <style:style style:name="P17" style:family="paragraph" style:parent-style-name="Standard">
      <style:text-properties officeooo:paragraph-rsid="001c8b9d"/>
    </style:style>
    <style:style style:name="P18" style:family="paragraph" style:parent-style-name="Standard" style:list-style-name="WW8Num7">
      <style:text-properties officeooo:rsid="001c8b9d" officeooo:paragraph-rsid="001c8b9d"/>
    </style:style>
    <style:style style:name="P19" style:family="paragraph" style:parent-style-name="Standard">
      <style:paragraph-properties fo:margin-left="1.27cm" fo:margin-right="0cm" fo:text-indent="0cm" style:auto-text-indent="false"/>
      <style:text-properties officeooo:rsid="0011e4bf" officeooo:paragraph-rsid="001c5a5c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font-size="12pt" style:text-underline-style="none" officeooo:rsid="000da69c" officeooo:paragraph-rsid="001c8b9d" style:font-size-asian="10.5pt" style:font-size-complex="12pt"/>
    </style:style>
    <style:style style:name="P21" style:family="paragraph" style:parent-style-name="Standard">
      <style:paragraph-properties fo:margin-left="0cm" fo:margin-right="0cm" fo:text-indent="0cm" style:auto-text-indent="false"/>
      <style:text-properties fo:font-size="12pt" style:text-underline-style="none" officeooo:rsid="0013e544" officeooo:paragraph-rsid="001c8b9d" style:font-size-asian="10.5pt" style:font-size-complex="12pt"/>
    </style:style>
    <style:style style:name="P22" style:family="paragraph" style:parent-style-name="Standard">
      <style:paragraph-properties fo:margin-left="0.635cm" fo:margin-right="0cm" fo:text-indent="0cm" style:auto-text-indent="false"/>
      <style:text-properties officeooo:paragraph-rsid="001c8b9d"/>
    </style:style>
    <style:style style:name="P23" style:family="paragraph" style:parent-style-name="Heading_20_1">
      <style:text-properties officeooo:paragraph-rsid="001c5a5c"/>
    </style:style>
    <style:style style:name="P24" style:family="paragraph" style:parent-style-name="Heading_20_1">
      <style:text-properties officeooo:paragraph-rsid="001c8b9d"/>
    </style:style>
    <style:style style:name="P25" style:family="paragraph" style:parent-style-name="Heading_20_2">
      <style:text-properties officeooo:paragraph-rsid="001c5a5c"/>
    </style:style>
    <style:style style:name="P26" style:family="paragraph" style:parent-style-name="Heading_20_2">
      <style:paragraph-properties fo:margin-left="0cm" fo:margin-right="0cm" fo:text-indent="0cm" style:auto-text-indent="false"/>
      <style:text-properties officeooo:paragraph-rsid="001c5a5c"/>
    </style:style>
    <style:style style:name="T1" style:family="text">
      <style:text-properties officeooo:rsid="0011e4bf"/>
    </style:style>
    <style:style style:name="T2" style:family="text">
      <style:text-properties officeooo:rsid="000ef8a2"/>
    </style:style>
    <style:style style:name="T3" style:family="text">
      <style:text-properties officeooo:rsid="000f97db"/>
    </style:style>
    <style:style style:name="T4" style:family="text">
      <style:text-properties officeooo:rsid="001c5a5c"/>
    </style:style>
    <style:style style:name="T5" style:family="text">
      <style:text-properties officeooo:rsid="0013e544"/>
    </style:style>
    <style:style style:name="T6" style:family="text">
      <style:text-properties officeooo:rsid="001c8b9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GROWORLD</text:p>
      <text:p text:style-name="P1">Project Documetation</text:p>
      <text:p text:style-name="P1"/>
      <text:list xml:id="list7836710880785923174" text:style-name="WW8Num1">
        <text:list-item>
          <text:list>
            <text:list-item>
              <text:h text:style-name="P25" text:outline-level="2">Purpose of this document</text:h>
            </text:list-item>
          </text:list>
        </text:list-item>
      </text:list>
      <text:p text:style-name="P3"/>
      <text:p text:style-name="P6">The purpose of this document is to give technical information about the design and implementation of <text:s/><text:span text:style-name="T1">the project </text:span>“<text:span text:style-name="T4">Agroworld</text:span>”.</text:p>
      <text:p text:style-name="P6"/>
      <text:list xml:id="list104008158554517" text:continue-numbering="true" text:style-name="WW8Num1">
        <text:list-item>
          <text:list>
            <text:list-item>
              <text:h text:style-name="P25" text:outline-level="2">Scope</text:h>
            </text:list-item>
          </text:list>
        </text:list-item>
      </text:list>
      <text:p text:style-name="P8"/>
      <text:p text:style-name="P6">This document will describe the design and some technical issues of <text:span text:style-name="T4">Agroworld</text:span> project.</text:p>
      <text:p text:style-name="P6"/>
      <text:list xml:id="list104007672642224" text:continue-numbering="true" text:style-name="WW8Num1">
        <text:list-item>
          <text:h text:style-name="P23" text:outline-level="1">General overview</text:h>
        </text:list-item>
      </text:list>
      <text:p text:style-name="P3"/>
      <text:list xml:id="list104006853571168" text:continue-numbering="true" text:style-name="WW8Num1">
        <text:list-item>
          <text:list>
            <text:list-item>
              <text:h text:style-name="P25" text:outline-level="2"><text:bookmark-start text:name="__RefHeading___Toc220775350"/>Technologies used<text:bookmark-end text:name="__RefHeading___Toc220775350"/></text:h>
            </text:list-item>
          </text:list>
        </text:list-item>
      </text:list>
      <text:p text:style-name="P3"/>
      <text:p text:style-name="P9"><text:span text:style-name="T4">Agroworld</text:span> is a web based application that depends on <text:span text:style-name="T2">Python-Django framework</text:span>. We used <text:span text:style-name="T2">Sqlite3</text:span>,<text:span text:style-name="T2">HTML,CSS,Javascript</text:span>.</text:p>
      <text:p text:style-name="P10"/>
      <text:list xml:id="list104008184053652" text:continue-numbering="true" text:style-name="WW8Num1">
        <text:list-item>
          <text:list>
            <text:list-item>
              <text:h text:style-name="P25" text:outline-level="2"><text:bookmark-start text:name="__RefHeading___Toc220775351"/>General functioning<text:bookmark-end text:name="__RefHeading___Toc220775351"/></text:h>
            </text:list-item>
          </text:list>
        </text:list-item>
      </text:list>
      <text:p text:style-name="P3"/>
      <text:p text:style-name="P3">The following are the major system functionalities:</text:p>
      <text:list xml:id="list2242079129818259651" text:style-name="WW8Num7">
        <text:list-header>
          <text:p text:style-name="P12"/>
        </text:list-header>
        <text:list-item>
          <text:p text:style-name="P12">Allow Administrator to manage conflict parameters</text:p>
        </text:list-item>
        <text:list-item>
          <text:p text:style-name="P13">Admin can add and edit new posts</text:p>
        </text:list-item>
      </text:list>
      <text:list xml:id="list104007620361164" text:continue-list="list104008184053652" text:style-name="WW8Num1">
        <text:list-item>
          <text:list>
            <text:list-header>
              <text:h text:style-name="P26" text:outline-level="2"/>
            </text:list-header>
            <text:list-item>
              <text:h text:style-name="P25" text:outline-level="2">Error handling</text:h>
            </text:list-item>
          </text:list>
        </text:list-item>
      </text:list>
      <text:p text:style-name="P3"/>
      <text:p text:style-name="P10"><text:span text:style-name="T2">E</text:span>xception handling was done on each <text:span text:style-name="T2">stage</text:span> separately. The <text:span text:style-name="T2">stage</text:span> that was faced with an exception, raise a new exception <text:s/>if needed <text:span text:style-name="T2">and show </text:span>the proper message to <text:span text:style-name="T2">the </text:span>users .</text:p>
      <text:p text:style-name="P10"/>
      <text:list xml:id="list104008790486684" text:continue-numbering="true" text:style-name="WW8Num1">
        <text:list-item>
          <text:h text:style-name="P23" text:outline-level="1">Technical requirement</text:h>
        </text:list-item>
      </text:list>
      <text:p text:style-name="P10"/>
      <text:list xml:id="list104008184364874" text:continue-numbering="true" text:style-name="WW8Num1">
        <text:list-item>
          <text:list>
            <text:list-item>
              <text:h text:style-name="P25" text:outline-level="2"><text:bookmark-start text:name="__RefHeading___Toc220775354"/>Client requirement<text:bookmark-end text:name="__RefHeading___Toc220775354"/></text:h>
            </text:list-item>
          </text:list>
        </text:list-item>
      </text:list>
      <text:p text:style-name="P10"/>
      <text:p text:style-name="P10">As <text:span text:style-name="T4">Agroworld</text:span> is a web application it could be run on most of custom operating systems via a web browser. We tested <text:span text:style-name="T1">'Agroworld'</text:span> with Chrome <text:s/>and <text:s/><text:span text:style-name="T2">Firefox</text:span> and found no problem.</text:p>
      <text:p text:style-name="P10"/>
      <text:list xml:id="list104007013994832" text:continue-numbering="true" text:style-name="WW8Num1">
        <text:list-item>
          <text:list>
            <text:list-header>
              <text:h text:style-name="P25" text:outline-level="2"/>
            </text:list-header>
          </text:list>
        </text:list-item>
      </text:list>
      <text:p text:style-name="P4"/>
      <text:p text:style-name="P4"/>
      <text:p text:style-name="P4"/>
      <text:list xml:id="list104007771359143" text:continue-numbering="true" text:style-name="WW8Num1">
        <text:list-item>
          <text:list>
            <text:list-item>
              <text:h text:style-name="P25" text:outline-level="2"><text:soft-page-break/>Server Requirement</text:h>
            </text:list-item>
          </text:list>
        </text:list-item>
      </text:list>
      <text:p text:style-name="P10"/>
      <text:p text:style-name="P11">The following technologies are required for <text:span text:style-name="T2">School</text:span> server.</text:p>
      <text:p text:style-name="P10"/>
      <text:list xml:id="list8683896321031004719" text:style-name="WW8Num3">
        <text:list-item>
          <text:p text:style-name="P14"><text:span text:style-name="T4">Linux Mint 17.1</text:span> (Operating System)</text:p>
        </text:list-item>
        <text:list-item>
          <text:p text:style-name="P15">Python 2.7</text:p>
        </text:list-item>
        <text:list-item>
          <text:p text:style-name="P15">Django 1.9</text:p>
        </text:list-item>
        <text:list-item>
          <text:p text:style-name="P15">Sqlite3</text:p>
        </text:list-item>
        <text:list-item>
          <text:p text:style-name="P15">HTML</text:p>
        </text:list-item>
        <text:list-item>
          <text:p text:style-name="P15">CSS</text:p>
        </text:list-item>
        <text:list-item>
          <text:p text:style-name="P15">Javascript</text:p>
        </text:list-item>
        <text:list-item>
          <text:p text:style-name="P14">Github account</text:p>
        </text:list-item>
        <text:list-item>
          <text:p text:style-name="P14">Pythonanywhere account</text:p>
        </text:list-item>
      </text:list>
      <text:list xml:id="list104006874920543" text:continue-list="list104007771359143" text:style-name="WW8Num1">
        <text:list-item>
          <text:h text:style-name="P23" text:outline-level="1"><text:span text:style-name="T4">Agroworld</text:span> Source structure</text:h>
        </text:list-item>
      </text:list>
      <text:p text:style-name="P3"/>
      <text:p text:style-name="P7">There are three main folders that represent three tiers architecture of the project <text:span text:style-name="T3">and two files on the main project folder.Among the three folders,</text:span> <text:span text:style-name="T1">'Science'</text:span> <text:s/><text:span text:style-name="T3">is the project folder <text:s/>and it</text:span> contains <text:span text:style-name="T3">8</text:span> files. <text:span text:style-name="T1">'Blog' is the app folder and it contains</text:span> <text:s/>1<text:span text:style-name="T3">4</text:span> files and <text:s/><text:span text:style-name="T3">3</text:span> f<text:span text:style-name="T3">olders</text:span>. <text:span text:style-name="T1">The 'Static' folder <text:s text:c="2"/></text:span></text:p>
      <text:p text:style-name="P19">contains static files like css files,images etc..The 'Template' folder contains the html templates.</text:p>
      <text:p text:style-name="P19"/>
      <text:list xml:id="list104007254802717" text:continue-numbering="true" text:style-name="WW8Num1">
        <text:list-item>
          <text:h text:style-name="P24" text:outline-level="1">Architecture</text:h>
        </text:list-item>
      </text:list>
      <text:p text:style-name="P17"/>
      <text:p text:style-name="P17"><text:s text:c="20"/>The user can view the system through <text:span text:style-name="T5">web Browser</text:span>. This layer was built using HTML, <text:span text:style-name="T5">CSS</text:span> and JavaScript. <text:s/>The client side processes are implemented entirely in <text:span text:style-name="T5">HTML,CSS and Javascript</text:span>. </text:p>
      <text:p text:style-name="P20"><text:s text:c="17"/>All other processes are passed on <text:span text:style-name="T5">Python-Django such as “Views.py” , “Urls.py” and “Models.py” etc.</text:span>. The interaction with <text:span text:style-name="T5">User</text:span> is through JavaScript. The database is built with <text:span text:style-name="T5">Sqlite3</text:span>.</text:p>
      <text:p text:style-name="P21">The codes are pushed through “GitHub” and pulled from “Pythonanywhere”.</text:p>
      <text:p text:style-name="P21"/>
      <text:list xml:id="list104008054079033" text:continue-numbering="true" text:style-name="WW8Num1">
        <text:list-item>
          <text:h text:style-name="P24" text:outline-level="1">References</text:h>
        </text:list-item>
      </text:list>
      <text:p text:style-name="P22"/>
      <text:list xml:id="list104008434122808" text:continue-list="list2242079129818259651" text:style-name="WW8Num7">
        <text:list-item>
          <text:p text:style-name="P16">Django-Documentation,Official site</text:p>
        </text:list-item>
        <text:list-item>
          <text:p text:style-name="P16">Djangogirls tuto<text:span text:style-name="T6">rial</text:span></text:p>
        </text:list-item>
        <text:list-item>
          <text:p text:style-name="P18">W3schools.com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Meera" svg:font-family="Meera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Symbol" svg:font-family="Symbol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Meera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Meera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Meera" fo:font-family="Meera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Meera" fo:font-family="Meera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Meera" fo:font-family="Meera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Meera" fo:font-family="Meera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margin-left="1.27cm" fo:margin-right="0cm" fo:margin-top="0.212cm" fo:margin-bottom="0.106cm" style:contextual-spacing="false" fo:text-indent="-1.27cm" style:auto-text-indent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list-style-name="WW8Num1" style:class="text">
      <style:text-properties fo:font-size="10pt" style:font-size-asian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8.871cm" fo:text-indent="-0.635cm" fo:margin-left="8.871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2.681cm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parna Balagopal</meta:initial-creator>
    <meta:creation-date>2016-08-15T19:27:21.728527827</meta:creation-date>
    <dc:date>2016-08-16T10:40:06.759708192</dc:date>
    <dc:creator>Aparna Balagopal</dc:creator>
    <meta:editing-duration>P0D</meta:editing-duration>
    <meta:editing-cycles>2</meta:editing-cycles>
    <meta:generator>LibreOffice/4.2.6.3$Linux_X86_64 LibreOffice_project/420m0$Build-3</meta:generator>
    <meta:document-statistic meta:table-count="0" meta:image-count="0" meta:object-count="0" meta:page-count="2" meta:paragraph-count="41" meta:word-count="342" meta:character-count="2192" meta:non-whitespace-character-count="1867"/>
  </office:meta>
</office:document-meta>
</file>